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in" style:contextual-spacing="false" fo:text-align="center" style:justify-single-word="false"/>
    </style:style>
    <style:style style:name="P9" style:family="paragraph" style:parent-style-name="Table_20_Heading">
      <style:paragraph-properties fo:margin-top="0in" fo:margin-bottom="0in" style:contextual-spacing="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margin-top="0in" fo:margin-bottom="0.0398in" style:contextual-spacing="false" fo:text-indent="0in" style:auto-text-indent="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Standard">
      <style:paragraph-properties fo:margin-top="0in" fo:margin-bottom="0.0398in" style:contextual-spacing="false"/>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text-properties officeooo:paragraph-rsid="000fc225"/>
    </style:style>
    <style:style style:name="P21" style:family="paragraph" style:parent-style-name="Standard" style:list-style-name="L3">
      <style:paragraph-properties fo:margin-top="0in" fo:margin-bottom="0.0398in" style:contextual-spacing="false"/>
    </style:style>
    <style:style style:name="P22" style:family="paragraph" style:parent-style-name="Standard" style:list-style-name="L4">
      <style:paragraph-properties fo:margin-top="0in" fo:margin-bottom="0.0398in" style:contextual-spacing="false"/>
    </style:style>
    <style:style style:name="P23" style:family="paragraph" style:parent-style-name="Standard" style:list-style-name="L5">
      <style:paragraph-properties fo:margin-top="0in" fo:margin-bottom="0.0398in" style:contextual-spacing="false"/>
    </style:style>
    <style:style style:name="P24" style:family="paragraph" style:parent-style-name="Standard" style:list-style-name="L6">
      <style:paragraph-properties fo:margin-top="0in" fo:margin-bottom="0.0398in" style:contextual-spacing="false"/>
    </style:style>
    <style:style style:name="P25" style:family="paragraph" style:parent-style-name="Standard" style:list-style-name="L7">
      <style:paragraph-properties fo:margin-top="0in" fo:margin-bottom="0.0398in" style:contextual-spacing="false"/>
    </style:style>
    <style:style style:name="P26" style:family="paragraph" style:parent-style-name="Standard" style:list-style-name="L8">
      <style:paragraph-properties fo:margin-top="0in" fo:margin-bottom="0.0398in" style:contextual-spacing="false"/>
    </style:style>
    <style:style style:name="P27" style:family="paragraph" style:parent-style-name="Heading_20_1" style:master-page-name="Standard">
      <style:paragraph-properties style:page-number="auto"/>
    </style:style>
    <style:style style:name="P2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0" style:family="paragraph" style:parent-style-name="Header">
      <style:text-properties fo:language="zxx" fo:country="none" officeooo:paragraph-rsid="000fc225" style:language-asian="zxx" style:country-asian="none"/>
    </style:style>
    <style:style style:name="P31" style:family="paragraph" style:parent-style-name="Header">
      <style:paragraph-properties style:snap-to-layout-grid="false"/>
      <style:text-properties officeooo:paragraph-rsid="000fc225"/>
    </style:style>
    <style:style style:name="P32" style:family="paragraph" style:parent-style-name="Header">
      <style:paragraph-properties fo:text-align="center" style:justify-single-word="false" style:snap-to-layout-grid="false"/>
      <style:text-properties fo:color="#000000" style:font-name="Arial1" fo:font-size="14pt" fo:font-weight="bold" officeooo:paragraph-rsid="000fc225" style:font-size-asian="14pt" style:font-weight-asian="bold" style:font-size-complex="14pt" style:font-weight-complex="bold"/>
    </style:style>
    <style:style style:name="P33"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P3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agraph-properties style:writing-mode="lr-tb"/>
    </style:style>
    <style:style style:name="P3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fc225"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text-position="33% 80%"/>
    </style:style>
    <style:style style:name="T8" style:family="text">
      <style:text-properties officeooo:rsid="000fc225"/>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2263000189988362012" text:style-name="L2">
        <text:list-item>
          <text:p text:style-name="P15">The OpenLCB CAN Physical Layer Standard, which specifies the physical layer for transporting OpenLCB-CAN frames</text:p>
        </text:list-item>
        <text:list-item>
          <text:p text:style-name="P15">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text:bookmark-ref text:reference-format="chapter" text:ref-name="__RefHeading__11032_1759830957">6.1</text:bookmark-ref> <text:bookmark-ref text:reference-format="text" text:ref-name="__RefHeading__11032_1759830957">Control Frame Format</text:bookmark-ref> of this document defines the Variable Field content for CAN Control Frames. The OpenLCB Message content is defined <text:span text:style-name="T5">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9">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7">Bit 28</text:p>
          </table:table-cell>
          <table:table-cell table:style-name="Table2.A1" office:value-type="string">
            <text:p text:style-name="P7">Bit 27</text:p>
          </table:table-cell>
          <table:table-cell table:style-name="Table2.A1" office:value-type="string">
            <text:p text:style-name="P7">Bits 26-12</text:p>
          </table:table-cell>
          <table:table-cell table:style-name="Table2.E1" office:value-type="string">
            <text:p text:style-name="P7">Bits 11-0</text:p>
          </table:table-cell>
        </table:table-row>
        <table:table-row>
          <table:table-cell table:style-name="Table2.A2" office:value-type="string">
            <text:p text:style-name="P9">Content:</text:p>
          </table:table-cell>
          <table:table-cell table:style-name="Table2.A2" office:value-type="string">
            <text:p text:style-name="P7">Reserved: <text:line-break/>Send as 1, <text:line-break/>ignore upon receipt</text:p>
          </table:table-cell>
          <table:table-cell table:style-name="Table2.A2" office:value-type="string">
            <text:p text:style-name="P7">Frame Type</text:p>
            <text:p text:style-name="P7">1: OpenLCB Message</text:p>
            <text:p text:style-name="P7">0: CAN Control Frame</text:p>
          </table:table-cell>
          <table:table-cell table:style-name="Table2.A2" office:value-type="string">
            <text:p text:style-name="P7">Variable Field</text:p>
          </table:table-cell>
          <table:table-cell table:style-name="Table2.E2" office:value-type="string">
            <text:p text:style-name="P7">Source NID Alias</text:p>
          </table:table-cell>
        </table:table-row>
        <table:table-row>
          <table:table-cell table:style-name="Table2.A2" office:value-type="string">
            <text:p text:style-name="P9">Mask:</text:p>
          </table:table-cell>
          <table:table-cell table:style-name="Table2.A2" office:value-type="string">
            <text:p text:style-name="P7">0x1000,0000</text:p>
          </table:table-cell>
          <table:table-cell table:style-name="Table2.A2" office:value-type="string">
            <text:p text:style-name="P7">0x0800,0000</text:p>
          </table:table-cell>
          <table:table-cell table:style-name="Table2.A2" office:value-type="string">
            <text:p text:style-name="P7">0x07FF,F000</text:p>
          </table:table-cell>
          <table:table-cell table:style-name="Table2.E2" office:value-type="string">
            <text:p text:style-name="P7">0x0000,0FFF</text:p>
          </table:table-cell>
        </table:table-row>
        <table:table-row>
          <table:table-cell table:style-name="Table2.A2" office:value-type="string">
            <text:p text:style-name="P9">Location:</text:p>
          </table:table-cell>
          <table:table-cell table:style-name="Table2.A2" office:value-type="string">
            <text:p text:style-name="P7">Solo top bit</text:p>
          </table:table-cell>
          <table:table-cell table:style-name="Table2.A2" office:value-type="string">
            <text:p text:style-name="P7">Top bit of 6<text:span text:style-name="T7">th</text:span> nibble from right</text:p>
          </table:table-cell>
          <table:table-cell table:style-name="Table2.A2" office:value-type="string">
            <text:p text:style-name="P7">3 bits, then three nibbles</text:p>
          </table:table-cell>
          <table:table-cell table:style-name="Table2.E2" office:value-type="string">
            <text:p text:style-name="P7">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209067897563981678" text:style-name="L3">
        <text:list-item>
          <text:p text:style-name="P21">Inhibited</text:p>
        </text:list-item>
        <text:list-item>
          <text:p text:style-name="P16">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Name</text:p>
          </table:table-cell>
          <table:table-cell table:style-name="Table3.A1" office:value-type="string">
            <text:p text:style-name="P9">Variable Field</text:p>
          </table:table-cell>
          <table:table-cell table:style-name="Table3.A1" office:value-type="string">
            <text:p text:style-name="P9">Source Alias</text:p>
          </table:table-cell>
          <table:table-cell table:style-name="Table3.D1" office:value-type="string">
            <text:p text:style-name="P9">Data Bytes</text:p>
          </table:table-cell>
        </table:table-row>
        <table:table-row>
          <table:table-cell table:style-name="Table3.A2" office:value-type="string">
            <text:p text:style-name="P7">Check ID (CID) frame</text:p>
          </table:table-cell>
          <table:table-cell table:style-name="Table3.A2" office:value-type="string">
            <text:p text:style-name="P7">0bMMM,NNNN,NNNN,NNNN </text:p>
            <text:p text:style-name="P7">MMM is the frame sequence number, with valid values from 0x7 through 0x4 or, for non-OpenLCB protocols, down to 0x1.</text:p>
            <text:p text:style-name="P7">NNNN,NNNN,NNNN is the 12-bit Node ID section being checked</text:p>
          </table:table-cell>
          <table:table-cell table:style-name="Table3.A2" office:value-type="string">
            <text:p text:style-name="P8">sss</text:p>
          </table:table-cell>
          <table:table-cell table:style-name="Table3.D2" office:value-type="string">
            <text:p text:style-name="P7">None</text:p>
          </table:table-cell>
        </table:table-row>
        <table:table-row>
          <table:table-cell table:style-name="Table3.A2" office:value-type="string">
            <text:p text:style-name="P7">Reserve ID (RID) frame</text:p>
          </table:table-cell>
          <table:table-cell table:style-name="Table3.A2" office:value-type="string">
            <text:p text:style-name="P7">0x0700</text:p>
          </table:table-cell>
          <table:table-cell table:style-name="Table3.A2" office:value-type="string">
            <text:p text:style-name="P8">sss</text:p>
          </table:table-cell>
          <table:table-cell table:style-name="Table3.D2" office:value-type="string">
            <text:p text:style-name="P7">None</text:p>
          </table:table-cell>
        </table:table-row>
        <table:table-row>
          <table:table-cell table:style-name="Table3.A2" office:value-type="string">
            <text:p text:style-name="P7">Alias Map Definition (AMD) frame</text:p>
          </table:table-cell>
          <table:table-cell table:style-name="Table3.A2" office:value-type="string">
            <text:p text:style-name="P7">0x0701</text:p>
          </table:table-cell>
          <table:table-cell table:style-name="Table3.A2" office:value-type="string">
            <text:p text:style-name="P8">sss</text:p>
          </table:table-cell>
          <table:table-cell table:style-name="Table3.D2" office:value-type="string">
            <text:p text:style-name="P7">Full Node ID</text:p>
          </table:table-cell>
        </table:table-row>
        <table:table-row>
          <table:table-cell table:style-name="Table3.A2" office:value-type="string">
            <text:p text:style-name="P7">Alias Mapping Enquiry (AME) frame</text:p>
          </table:table-cell>
          <table:table-cell table:style-name="Table3.A2" office:value-type="string">
            <text:p text:style-name="P7">0x0702</text:p>
          </table:table-cell>
          <table:table-cell table:style-name="Table3.A2" office:value-type="string">
            <text:p text:style-name="P8">sss</text:p>
          </table:table-cell>
          <table:table-cell table:style-name="Table3.D2" office:value-type="string">
            <text:p text:style-name="P7">Optional Full Node ID</text:p>
          </table:table-cell>
        </table:table-row>
        <table:table-row>
          <table:table-cell table:style-name="Table3.A2" office:value-type="string">
            <text:p text:style-name="P7">Alias Map Reset (AMR) frame</text:p>
          </table:table-cell>
          <table:table-cell table:style-name="Table3.A2" office:value-type="string">
            <text:p text:style-name="P7">0x0703</text:p>
          </table:table-cell>
          <table:table-cell table:style-name="Table3.A2" office:value-type="string">
            <text:p text:style-name="P8">sss</text:p>
          </table:table-cell>
          <table:table-cell table:style-name="Table3.D2" office:value-type="string">
            <text:p text:style-name="P7">Full Node ID</text:p>
          </table:table-cell>
        </table:table-row>
        <table:table-row>
          <table:table-cell table:style-name="Table3.A2" office:value-type="string">
            <text:p text:style-name="P7">Error Information Report 0-3</text:p>
          </table:table-cell>
          <table:table-cell table:style-name="Table3.A2" office:value-type="string">
            <text:p text:style-name="P7">0x0710 – 0x713</text:p>
          </table:table-cell>
          <table:table-cell table:style-name="Table3.A2" office:value-type="string">
            <text:p text:style-name="P8">sss</text:p>
          </table:table-cell>
          <table:table-cell table:style-name="Table3.D2" office:value-type="string">
            <text:p text:style-name="P7">Full Node ID</text:p>
          </table:table-cell>
        </table:table-row>
        <table:table-row>
          <table:table-cell table:style-name="Table3.A2" office:value-type="string">
            <text:p text:style-name="P7">Reserved; shall not be sent, and shall be ignored upon receipt</text:p>
          </table:table-cell>
          <table:table-cell table:style-name="Table3.A2" office:value-type="string">
            <text:p text:style-name="P7">All others</text:p>
          </table:table-cell>
          <table:table-cell table:style-name="Table3.A2" office:value-type="string">
            <text:p text:style-name="P8">sss</text:p>
          </table:table-cell>
          <table:table-cell table:style-name="Table3.D2" office:value-type="string">
            <text:p text:style-name="P7">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14">To reserve a Node ID alias while in the Inhibited state, a node shall:</text:p>
      <text:list xml:id="list1594442967203340674" text:style-name="L4">
        <text:list-item>
          <text:p text:style-name="P22">Generate a tentative source Node ID alias value</text:p>
        </text:list-item>
        <text:list-item>
          <text:p text:style-name="P22">Transmit a Check ID frame (CID) with MMM = 0x7, NNNN, NNNN, NNNN = bits 36-47 of the full Node ID in the Variable Field, and the tentative source Node ID alias value in the Source NID Alias field.</text:p>
        </text:list-item>
        <text:list-item>
          <text:p text:style-name="P22">Transmit a Check ID frame (CID) with MMM = 0x6, NNNN, NNNN, NNNN = bits 24-35 of the full Node ID in the Variable Field, and the tentative source Node ID alias value in the Source NID Alias field.</text:p>
        </text:list-item>
        <text:list-item>
          <text:p text:style-name="P22">Transmit a Check ID frame (CID) with MMM = 0x5, NNNN, NNNN, NNNN = bits 12-23 of the full Node ID in the Variable Field, and the tentative source Node ID alias value in the Source NID Alias field.</text:p>
        </text:list-item>
        <text:list-item>
          <text:p text:style-name="P22"><text:soft-page-break/>Transmit a Check ID frame (CID) with MMM = 0x4, NNNN, NNNN, NNNN = bits 0-11 of the full Node ID in the Variable Field, and the tentative source Node ID alias value in the Source NID Alias field.</text:p>
        </text:list-item>
      </text:list>
      <text:list xml:id="list8238227255057201699" text:style-name="L5">
        <text:list-item>
          <text:p text:style-name="P23">Wait at least 200 milliseconds</text:p>
        </text:list-item>
        <text:list-item>
          <text:p text:style-name="P17">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14">To transition from the Inhibited state to the Permitted state, a node shall, in order:</text:p>
      <text:list xml:id="list4703979309998732387" text:style-name="L6">
        <text:list-item>
          <text:p text:style-name="P24">Have or obtain a validly reserved Node ID alias</text:p>
        </text:list-item>
        <text:list-item>
          <text:p text:style-name="P18">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14">A node shall compare the source Node ID alias in each received frame against all reserved Node ID aliases it currently holds. <text:s/>In case of a match, the receiving node shall:</text:p>
      <text:list xml:id="list8492379668376969259" text:style-name="L7">
        <text:list-item>
          <text:p text:style-name="P25">If the frame is a Check ID (CID) frame, send a Reserve ID (RID) frame in response.</text:p>
        </text:list-item>
        <text:list-item>
          <text:p text:style-name="P25">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25"><text:soft-page-break/>If the frame is not a Check ID (CID) frame and the node is not in Permitted state, the node shall immediately stop using the matching Node ID alias.</text:p>
        </text:list-item>
        <text:list-item>
          <text:p text:style-name="P19">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14">Each node shall compare the node ID in each received Alias Map Definition frame with its own Node ID. <text:s/>Should they match, in addition to any other actions that may be required by the incoming message, the node </text:p>
      <text:list xml:id="list3877872705428280469" text:style-name="L8">
        <text:list-item>
          <text:p text:style-name="P26">may, but is not required to, signal the user that duplicate Node ID values exist using a other directly-visible indicator</text:p>
        </text:list-item>
        <text:list-item>
          <text:p text:style-name="P26">if in Permitted state, may, but is not required to, notify other nodes of the condition by transmitting the CAN frame</text:p>
        </text:list-item>
      </text:list>
      <text:p text:style-name="P11">[195B4sss] 01.01.00.00.00.00.02.01</text:p>
      <text:p text:style-name="P10">where 'sss' is the current alias of the transmitting node<text:note text:id="ftn2" text:note-class="footnote"><text:note-citation>2</text:note-citation><text:note-body><text:p text:style-name="Footnote">This <text:span text:style-name="T6">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5">the</text:span> “Bus Off” state, it may, but is not required to, emit an Error Information Report 1 frame.</text:p>
      <text:p text:style-name="Standard">When a node's CAN interface enters the “Error Active” state from <text:span text:style-name="T5">the</text:span> “Error Passive” state, it may, but is not required to, emit an Error Information Report 2 frame.</text:p>
      <text:p text:style-name="Standard">When a node's CAN interface enters the “Error Active” state from <text:span text:style-name="T5">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s/>1 Introduction (Informative)<text:tab/>1</text:p>
          <text:p text:style-name="P35"><text:s/>2 Intended Use (Informative)<text:tab/>1</text:p>
          <text:p text:style-name="P35"><text:s/>3 References and Context (Normative)<text:tab/>1</text:p>
          <text:p text:style-name="P35"><text:s/>4 Frame Format (Normative)<text:tab/>1</text:p>
          <text:p text:style-name="P35"><text:s/>5 States<text:tab/>2</text:p>
          <text:p text:style-name="P35"><text:s/>6 CAN-specific Control Frames and Interactions (Normative)<text:tab/>3</text:p>
          <text:p text:style-name="P36"><text:s/>6.1 Control Frame Format<text:tab/>3</text:p>
          <text:p text:style-name="P36"><text:s/>6.2 Interactions<text:tab/>3</text:p>
          <text:p text:style-name="P37"><text:s/>6.2.1 Reserving a Node ID Alias<text:tab/>3</text:p>
          <text:p text:style-name="P37"><text:s/>6.2.2 Transition to Permitted State<text:tab/>4</text:p>
          <text:p text:style-name="P37"><text:s/>6.2.3 Node ID Alias validation<text:tab/>4</text:p>
          <text:p text:style-name="P37"><text:s/>6.2.4 Transition to Inhibited State<text:tab/>4</text:p>
          <text:p text:style-name="P37"><text:s/>6.2.5 Node ID Alias Collision Handling<text:tab/>4</text:p>
          <text:p text:style-name="P37"><text:s/>6.2.6 Duplicate Node ID Handling<text:tab/>5</text:p>
          <text:p text:style-name="P37"><text:s/>6.2.7 Reporting CAN Link Status<text:tab/>5</text:p>
          <text:p text:style-name="P36"><text:s/>6.3 Node ID Alias Generation<text:tab/>5</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Standard">
      <style:text-properties officeooo:paragraph-rsid="000fc225"/>
    </style:style>
    <style:style style:name="MP6" style:family="paragraph" style:parent-style-name="Header">
      <style:paragraph-properties fo:text-align="center" style:justify-single-word="false" style:snap-to-layout-grid="false"/>
      <style:text-properties fo:color="#000000" style:font-name="Arial1" fo:font-size="14pt" fo:font-weight="bold" officeooo:paragraph-rsid="000fc225" style:font-size-asian="14pt" style:font-weight-asian="bold" style:font-size-complex="14pt" style:font-weight-complex="bold"/>
    </style:style>
    <style:style style:name="MP7"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8"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style>
    <style:style style:name="MP11" style:family="paragraph">
      <style:paragraph-properties style:writing-mode="lr-tb"/>
      <style:text-properties style:font-name="Times New Roman1" fo:font-size="1pt" style:font-name-asian="Times New Roman1" style:font-name-complex="Times New Roman1"/>
    </style:style>
    <style:style style:name="MP12" style:family="paragraph" style:parent-style-name="Header">
      <style:paragraph-properties style:snap-to-layout-grid="false"/>
    </style:style>
    <style:style style:name="MP13"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3in" style:type="center"/>
          <style:tab-stop style:position="6.5in" style:type="right"/>
        </style:tab-stops>
      </style:paragraph-properties>
    </style:style>
    <style:style style:name="MP16" style:family="paragraph" style:parent-style-name="Footer">
      <style:paragraph-properties>
        <style:tab-stops>
          <style:tab-stop style:position="2.8437in"/>
        </style:tab-stops>
      </style:paragraph-properties>
    </style:style>
    <style:style style:name="MT1" style:family="text">
      <style:text-properties officeooo:rsid="000fc225"/>
    </style:style>
    <style:style style:name="MT2" style:family="text">
      <style:text-properties fo:font-size="8pt" style:font-size-asian="8pt" style:font-size-complex="8pt"/>
    </style:style>
    <style:style style:name="MT3" style:family="text">
      <style:text-properties fo:font-size="8pt" officeooo:rsid="000fc225"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1866in" svg:y="0.1862in" svg:width="2.798in" svg:height="0.9909in" draw:z-index="1"><draw:image xlink:href="Pictures/10000000000001310000006C971AFE23.png" xlink:type="simple" xlink:show="embed" xlink:actuate="onLoad"/></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table-cell table:style-name="Table4.B1" office:value-type="string">
              <text:p text:style-name="MP3"/>
            </table:table-cell>
            <table:table-cell table:style-name="Table4.C3" office:value-type="string">
              <text:p text:style-name="MP6"><text:span text:style-name="MT1">Feb 15, 2015</text:span></text:p>
            </table:table-cell>
            <table:table-cell table:style-name="Table4.C1" office:value-type="string">
              <text:p text:style-name="MP6"><text:span text:style-name="MT1">Adopted</text:span></text:p>
            </table:table-cell>
          </table:table-row>
        </table:table>
        <text:p text:style-name="MP7"/>
      </style:header-first>
      <style:footer>
        <text:p text:style-name="MP8"><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5T12:59:11.933216024">Feb 15, 2015</text:date></text:span></text:span></text:p>
      </style:footer>
      <style:footer-first>
        <text:p text:style-name="MP8"><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3">Feb 15, 2015</text:span></text:span></text:p>
      </style:footer-first>
    </style:master-page>
    <style:master-page style:name="First_20_Page" style:display-name="First Page" style:page-layout-name="Mpm2" style:next-style-name="Standard">
      <style:header>
        <text:p text:style-name="MP9"><draw:custom-shape text:anchor-type="char" draw:z-index="0" draw:name="PowerPlusWaterMarkObject1" draw:style-name="Mgr1" draw:text-style-name="MP11" svg:width="6.5461in" svg:height="2.6185in" draw:transform="skewX (6.73624118882306E-017) rotate (0.785398163397448) translate (0.00972222222222222in 5.72589129483814in)"><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1866in" svg:y="0.1862in" svg:width="2.798in" svg:height="0.9909in" draw:z-index="2"><draw:image xlink:href="Pictures/10000000000001310000006C971AFE23.png" xlink:type="simple" xlink:show="embed" xlink:actuate="onLoad"/></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table-cell table:style-name="Table1.B1" office:value-type="string">
              <text:p text:style-name="MP12"/>
            </table:table-cell>
            <table:table-cell table:style-name="Table1.C3" office:value-type="string">
              <text:p text:style-name="MP14"><text:date style:data-style-name="N75" text:date-value="2015-02-15T12:59:11.937405299">Feb 15, 2015</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2"><text:date style:data-style-name="N75" text:date-value="2015-02-15T12:59:11.939039141">Feb 15, 2015</text:date></text:span></text:span></text:p>
        <text:p text:style-name="MP1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39</meta:editing-cycles>
    <meta:editing-duration>P3DT18H18M22S</meta:editing-duration>
    <meta:generator>LibreOffice/4.2.7.2$Linux_X86_64 LibreOffice_project/420m0$Build-2</meta:generator>
    <dc:date>2015-02-15T12:59:11.844952073</dc:date>
    <meta:keyword>OpenLCB-CANFrame Transfer</meta:keyword>
    <meta:printed-by>Bob Jacobsen</meta:printed-by>
    <meta:print-date>2010-10-15T15:58:33</meta:print-date>
    <dc:creator>Balazs Racz</dc:creator>
    <meta:document-statistic meta:table-count="4" meta:image-count="2" meta:object-count="0" meta:page-count="7" meta:paragraph-count="169" meta:word-count="2086" meta:character-count="12154" meta:non-whitespace-character-count="10213"/>
    <meta:user-defined meta:name="Info 1"/>
    <meta:user-defined meta:name="Info 2"/>
    <meta:user-defined meta:name="Info 3"/>
    <meta:user-defined meta:name="Info 4"/>
  </office:meta>
</office:document-meta>
</file>